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mande 09/08/2024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ots hêt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 47</text:p>
          </table:table-cell>
          <table:table-cell table:formula="of:=['file:///home/commun/ProjetMaison/LibreCAD/Github/Chambre/2024-08_DebitGlobal_Cuisine_PlacageSud+Divers_Cabanon_MeubleSdJ_CoiffeuseAmbre_CouvreJoints.ods'#$'Feuille de débit CUISINE'.B77]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+ 1 plot table</text:p>
          </table:table-cell>
          <table:table-cell/>
          <table:table-cell office:value-type="string" calcext:value-type="string">
            <text:p>dont plan de travail</text:p>
          </table:table-cell>
          <table:table-cell table:formula="of:=1.1*['file:///home/commun/ProjetMaison/LibreCAD/Github/Chambre/2024-08_DebitGlobal_Cuisine_PlacageSud+Divers_Cabanon_MeubleSdJ_CoiffeuseAmbre_CouvreJoints.ods'#$'Feuille de débit CUISINE'.L4]+['file:///home/commun/ProjetMaison/LibreCAD/Github/Chambre/2024-08_DebitGlobal_Cuisine_PlacageSud+Divers_Cabanon_MeubleSdJ_CoiffeuseAmbre_CouvreJoints.ods'#$'Feuille de débit CUISINE'.L5]+['file:///home/commun/ProjetMaison/LibreCAD/Github/Chambre/2024-08_DebitGlobal_Cuisine_PlacageSud+Divers_Cabanon_MeubleSdJ_CoiffeuseAmbre_CouvreJoints.ods'#$'Feuille de débit CUISINE'.L6]" office:value-type="float" office:value="5.926345" calcext:value-type="float">
            <text:p>5,926345</text:p>
          </table:table-cell>
          <table:table-cell office:value-type="string" calcext:value-type="string">
            <text:p>m²</text:p>
          </table:table-cell>
        </table:table-row>
        <table:table-row table:style-name="ro1">
          <table:table-cell office:value-type="string" calcext:value-type="string">
            <text:p>Ep 27</text:p>
          </table:table-cell>
          <table:table-cell table:formula="of:=ROUNDUP(['file:///home/commun/ProjetMaison/LibreCAD/Github/Chambre/2024-08_DebitGlobal_Cuisine_PlacageSud+Divers_Cabanon_MeubleSdJ_CoiffeuseAmbre_CouvreJoints.ods'#$'Feuille de débit CUISINE'.B78]+['file:///home/commun/ProjetMaison/LibreCAD/Github/Chambre/2024-08_DebitGlobal_Cuisine_PlacageSud+Divers_Cabanon_MeubleSdJ_CoiffeuseAmbre_CouvreJoints.ods'#$'Feuille de débit COIFFEUSE'.B25]+['file:///home/commun/ProjetMaison/LibreCAD/Github/Chambre/2024-08_DebitGlobal_Cuisine_PlacageSud+Divers_Cabanon_MeubleSdJ_CoiffeuseAmbre_CouvreJoints.ods'#$'Feuille de débit COIFFEUSE'.B26]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+1 plot meuble s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 65</text:p>
          </table:table-cell>
          <table:table-cell office:value-type="string" calcext:value-type="string">
            <text:p>2x 2.1x0.18 + 2x 1.6x0.18</text:p>
          </table:table-cell>
          <table:table-cell/>
          <table:table-cell office:value-type="string" calcext:value-type="string">
            <text:p>1 ou 2 plot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ots Chê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 47</text:p>
          </table:table-cell>
          <table:table-cell table:formula="of:=['file:///home/commun/ProjetMaison/LibreCAD/Github/Chambre/2024-08_DebitGlobal_Cuisine_PlacageSud+Divers_Cabanon_MeubleSdJ_CoiffeuseAmbre_CouvreJoints.ods'#$'Feuille de débit CUISINE'.B80]" office:value-type="float" office:value="1" calcext:value-type="float">
            <text:p>1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 27</text:p>
          </table:table-cell>
          <table:table-cell table:formula="of:=ROUNDUP(['file:///home/commun/ProjetMaison/LibreCAD/Github/Chambre/2024-08_DebitGlobal_Cuisine_PlacageSud+Divers_Cabanon_MeubleSdJ_CoiffeuseAmbre_CouvreJoints.ods'#$'Feuille de débit CUISINE'.B79]+['file:///home/commun/ProjetMaison/LibreCAD/Github/Chambre/2024-08_DebitGlobal_Cuisine_PlacageSud+Divers_Cabanon_MeubleSdJ_CoiffeuseAmbre_CouvreJoints.ods'#$'Feuille de débit SEUILS PORTES'.B25]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ots Peupli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 20</text:p>
          </table:table-cell>
          <table:table-cell table:formula="of:=['file:///home/commun/ProjetMaison/LibreCAD/Github/Chambre/2024-08_DebitGlobal_Cuisine_PlacageSud+Divers_Cabanon_MeubleSdJ_CoiffeuseAmbre_CouvreJoints.ods'#$'Feuille de débit PEUPLIER'.B25]" office:value-type="float" office:value="59" calcext:value-type="float">
            <text:p>59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vre Joints ep 18mm, largeur 60mm, longueur 2.5m, hors aubi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rdage ep 18mm longueur 2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rgeur totale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</table:table>
      <table:table table:name="'file:///home/commun/ProjetMaison/LibreCAD/Github/Chambre/2024-08_DebitGlobal_Cuisine_PlacageSud+Divers_Cabanon_MeubleSdJ_CoiffeuseAmbre_CouvreJoints.ods'#Feuille de débit CUISINE" table:print="false" table:style-name="ta_extref">
        <table:table-source xlink:type="simple" xlink:href="../Chambre/2024-08_DebitGlobal_Cuisine_PlacageSud+Divers_Cabanon_MeubleSdJ_CoiffeuseAmbre_CouvreJoints.ods" table:table-name="Feuille de débit CUISINE" table:mode="copy-results-only"/>
        <table:table-column table:number-columns-repeated="12"/>
        <table:table-row table:number-rows-repeated="3">
          <table:table-cell table:number-columns-repeated="12"/>
        </table:table-row>
        <table:table-row>
          <table:table-cell table:number-columns-repeated="11"/>
          <table:table-cell table:style-name="ce1" office:value-type="float" office:value="1.98604">
            <text:p>1.98604</text:p>
          </table:table-cell>
        </table:table-row>
        <table:table-row>
          <table:table-cell table:number-columns-repeated="11"/>
          <table:table-cell table:style-name="ce1" office:value-type="float" office:value="2.302656">
            <text:p>2.302656</text:p>
          </table:table-cell>
        </table:table-row>
        <table:table-row>
          <table:table-cell table:number-columns-repeated="11"/>
          <table:table-cell table:style-name="ce1" office:value-type="float" office:value="1.439045">
            <text:p>1.439045</text:p>
          </table:table-cell>
        </table:table-row>
        <table:table-row table:number-rows-repeated="70">
          <table:table-cell table:number-columns-repeated="12"/>
        </table:table-row>
        <table:table-row>
          <table:table-cell/>
          <table:table-cell table:style-name="ce1" office:value-type="float" office:value="11">
            <text:p>11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1">
            <text:p>1</text:p>
          </table:table-cell>
        </table:table-row>
      </table:table>
      <table:table table:name="'file:///home/commun/ProjetMaison/LibreCAD/Github/Chambre/2024-08_DebitGlobal_Cuisine_PlacageSud+Divers_Cabanon_MeubleSdJ_CoiffeuseAmbre_CouvreJoints.ods'#Feuille de débit PEUPLIER" table:print="false" table:style-name="ta_extref">
        <table:table-source xlink:type="simple" xlink:href="../Chambre/2024-08_DebitGlobal_Cuisine_PlacageSud+Divers_Cabanon_MeubleSdJ_CoiffeuseAmbre_CouvreJoints.ods" table:table-name="Feuille de débit PEUPLIER" table:mode="copy-results-only"/>
        <table:table-column table:number-columns-repeated="2"/>
        <table:table-row table:number-rows-repeated="24">
          <table:table-cell table:number-columns-repeated="2"/>
        </table:table-row>
        <table:table-row>
          <table:table-cell/>
          <table:table-cell table:style-name="ce1" office:value-type="float" office:value="59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9:52:34.063945215</meta:creation-date>
    <dc:date>2024-08-09T10:36:57.917221338</dc:date>
    <meta:editing-duration>PT44M15S</meta:editing-duration>
    <meta:editing-cycles>16</meta:editing-cycles>
    <meta:generator>LibreOffice/24.2.3.2$Linux_X86_64 LibreOffice_project/420$Build-2</meta:generator>
    <meta:document-statistic meta:table-count="1" meta:cell-count="33" meta:object-count="0"/>
  </office:meta>
</office:document-meta>
</file>